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 fo:font-weight="bold" officeooo:rsid="001e2325" officeooo:paragraph-rsid="001e2325" fo:background-color="transparen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1b0" style:font-weight-asian="normal" style:font-weight-complex="normal"/>
    </style:style>
    <style:style style:name="T3" style:family="text">
      <style:text-properties officeooo:rsid="001f7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ždý dostane kartičku. Bude sbírat body za jednotlivé splněné úkoly. Kdo bude mít nejvíc bodů, v<text:span text:style-name="T3">y</text:span>hrál.<text:line-break/><text:line-break/>Do 6 let<text:line-break/><text:span text:style-name="T1">→ básničky<text:line-break/>→ namaluj maminku/tatínka<text:line-break/>→ zlatá brána<text:line-break/>→ zajíček ve své jamce</text:span><text:line-break/><text:line-break/>6 – 12 let<text:line-break/>→ <text:span text:style-name="T1">bavlnka</text:span><text:line-break/>→ <text:span text:style-name="T1">ukáže se stůl s několika věcmi na několik sekund, kdo vyjmenuje víc, vyhrál<text:line-break/>→ udělají se týmy po dvou, jeden předvádí, druhý hádá, vyhraje tým</text:span><text:line-break/><text:line-break/>Nad 12 let<text:line-break/>→ <text:span text:style-name="T1">červení a černí<text:line-break/></text:span>→ <text:span text:style-name="T1">provaz pod dvěma židlemi, řekne se teď a musí si vyměnit místa, kdo zatáhne první, vyhrál<text:line-break/>→ čing čong čang<text:line-break/>→ piškvorky<text:line-break/>→ lodě<text:line-break/>→ země/město/zvíře/ros</text:span><text:span text:style-name="T2">t</text:span><text:span text:style-name="T1">li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9:41:07.405000000</meta:creation-date>
    <dc:date>2015-05-23T10:11:58.329000000</dc:date>
    <meta:editing-duration>PT3H8M4S</meta:editing-duration>
    <meta:editing-cycles>1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" meta:word-count="97" meta:character-count="540" meta:non-whitespace-character-count="440"/>
  </office:meta>
</office:document-meta>
</file>